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Default"/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MU-DCCP</text:p>
          </table:table-cell>
          <table:table-cell table:style-name="ce1" office:value-type="string">
            <text:p>DCCP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4">
            <text:p>4,4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>
            <draw:frame table:end-cell-address="Planilha1.L33" table:end-x="0.493cm" table:end-y="0.359cm" draw:z-index="0" draw:style-name="gr1" svg:width="17.707cm" svg:height="11.617cm" svg:x="0.851cm" svg:y="0.438cm">
              <draw:object draw:notify-on-update-of-ranges="Planilha1.A2:Planilha1.A11 Planilha1.C1:Planilha1.C1 Planilha1.C2:Planilha1.C11 Planilha1.B1:Planilha1.B1 Planilha1.B2:Planilha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.3">
            <text:p>6,3</text:p>
          </table:table-cell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.8">
            <text:p>6,8</text:p>
          </table:table-cell>
          <table:table-cell office:value-type="float" office:value="34">
            <text:p>34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.23">
            <text:p>7,23</text:p>
          </table:table-cell>
          <table:table-cell office:value-type="float" office:value="42">
            <text:p>42</text:p>
          </table:table-cell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9">29/07/2011</text:date>, <text:time>19:37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ndro </meta:initial-creator>
    <meta:creation-date>2011-02-17T19:49:41</meta:creation-date>
    <dc:date>2011-07-29T19:37:24</dc:date>
    <meta:editing-duration>PT3H52M18S</meta:editing-duration>
    <meta:editing-cycles>15</meta:editing-cycles>
    <meta:generator>BrOffice/3.3$Unix LibreOffice_project/330m19$Build-202</meta:generator>
    <dc:creator>Leandro </dc:cre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Nimbus Sans L'" style:font-style-name="Regular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interval-major="1" chart:reverse-direction="false" text:line-break="false" chart:axis-position="1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9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08cm" svg:height="11.618cm" xlink:href=".." xlink:type="simple" chart:class="chart:line" chart:column-mapping="1 0" chart:style-name="ch1">
        <chart:title svg:x="6.219cm" svg:y="0.367cm" chart:style-name="ch2">
          <text:p>Tree Level vs. Delay</text:p>
        </chart:title>
        <chart:legend chart:legend-position="end" svg:x="11.571cm" svg:y="1.855cm" chart:style-name="ch3"/>
        <chart:plot-area chart:style-name="ch4" table:cell-range-address="Planilha1.A1:Planilha1.C11" chart:data-source-has-labels="both" svg:x="1.537cm" svg:y="1.397cm" svg:width="15.534cm" svg:height="8.685cm">
          <chartooo:coordinate-region svg:x="2.106cm" svg:y="1.397cm" svg:width="14.395cm" svg:height="8.117cm"/>
          <chart:axis chart:dimension="x" chart:name="primary-x" chart:style-name="ch5">
            <chart:title svg:x="7.998cm" svg:y="10.314cm" chart:style-name="ch6">
              <text:p>Tree Level</text:p>
            </chart:title>
            <chart:categories table:cell-range-address="Planilha1.A2:Planilha1.A11"/>
            <chart:grid chart:style-name="ch7" chart:class="major"/>
          </chart:axis>
          <chart:axis chart:dimension="y" chart:name="primary-y" chart:style-name="ch8">
            <chart:title svg:x="0.331cm" svg:y="7.059cm" chart:style-name="ch9">
              <text:p>Delay (ms)</text:p>
            </chart:title>
          </chart:axis>
          <chart:axis chart:dimension="y" chart:name="secondary-y" chart:style-name="ch10"/>
          <chart:series chart:attached-axis="primary-y" chart:style-name="ch11" chart:values-cell-range-address="Planilha1.C2:Planilha1.C11" chart:label-cell-address="Planilha1.C1:Planilha1.C1" chart:class="chart:line">
            <chart:data-point chart:repeated="10"/>
          </chart:series>
          <chart:series chart:attached-axis="primary-y" chart:style-name="ch12" chart:values-cell-range-address="Planilha1.B2:Planilha1.B11" chart:label-cell-address="Planilha1.B1:Planilha1.B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P</text:p>
                <draw:g>
                  <svg:desc>Planilha1.C1:Planilha1.C1</svg:desc>
                </draw:g>
              </table:table-cell>
              <table:table-cell office:value-type="string">
                <text:p>MU-DCCP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lanilha1.A2:Planilha1.A11</svg:desc>
                </draw:g>
              </table:table-cell>
              <table:table-cell office:value-type="float" office:value="1">
                <text:p>1</text:p>
                <draw:g>
                  <svg:desc>Planilha1.C2:Planilha1.C11</svg:desc>
                </draw:g>
              </table:table-cell>
              <table:table-cell office:value-type="float" office:value="1">
                <text:p>1</text:p>
                <draw:g>
                  <svg:desc>Planilha1.B2:Planilha1.B11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7.23">
                <text:p>7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